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>
      <style:graphic-properties draw:fill="none" draw:fill-color="#729fcf" draw:textarea-vertical-align="middle"/>
    </style:style>
    <style:style style:name="gr117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8cm" fo:min-width="7.918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5.128cm"/>
    </style:style>
    <style:style style:name="gr120" style:family="graphic" style:parent-style-name="standard">
      <style:graphic-properties draw:stroke="none" svg:stroke-color="#000000" draw:fill="none" draw:fill-color="#ffffff" fo:min-height="0.937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7cm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93cm" svg:height="0.962cm" svg:x="3.54cm" svg:y="1.127cm">
          <draw:text-box>
            <text:p>Attacker: 192.168.1.1/32</text:p>
          </draw:text-box>
        </draw:frame>
        <draw:g xml:id="id2" draw:id="id2">
          <draw:path draw:style-name="gr2" draw:text-style-name="P2" draw:layer="layout" svg:width="1.09cm" svg:height="0.979cm" svg:x="7.656cm" svg:y="5.918cm" svg:viewBox="0 0 1091 980" svg:d="M0 980c475 0 1091-280 1091-560s-18-420-364-420c0 300-727 579-727 980z">
            <text:p/>
          </draw:path>
          <draw:path draw:style-name="gr3" draw:text-style-name="P3" draw:layer="layout" svg:width="2.666cm" svg:height="1.68cm" svg:x="5.717cm" svg:y="5.288cm" svg:viewBox="0 0 2667 1681" svg:d="M2667 0c0 0 0 1121-1 840 2 491-575 841-1331 841s-1334-350-1335-841c1 1 0-350 0-840 0 490 606 840 1334 840s1333-350 1333-840z">
            <text:p/>
          </draw:path>
          <draw:path draw:style-name="gr4" draw:text-style-name="P4" draw:layer="layout" svg:width="2.665cm" svg:height="1.678cm" svg:x="5.716cm" svg:y="4.448cm" svg:viewBox="0 0 2666 1679" svg:d="M1333 0c756 0 1333 363 1333 839s-577 840-1333 840-1333-364-1333-840 577-839 1333-839z">
            <text:p/>
          </draw:path>
          <draw:polygon draw:style-name="gr5" draw:text-style-name="P5" draw:layer="layout" svg:width="0.727cm" svg:height="0.419cm" svg:x="7.171cm" svg:y="5.358cm" svg:viewBox="0 0 728 420" draw:points="364,0 243,70 728,350 606,420 121,140 0,210 0,0">
            <text:p/>
          </draw:polygon>
          <draw:polygon draw:style-name="gr6" draw:text-style-name="P5" draw:layer="layout" svg:width="0.726cm" svg:height="0.419cm" svg:x="6.201cm" svg:y="4.798cm" svg:viewBox="0 0 727 420" draw:points="606,280 727,210 727,420 363,420 484,350 0,70 121,0">
            <text:p/>
          </draw:polygon>
          <draw:polygon draw:style-name="gr7" draw:text-style-name="P5" draw:layer="layout" svg:width="0.727cm" svg:height="0.419cm" svg:x="6.201cm" svg:y="5.358cm" svg:viewBox="0 0 728 420" draw:points="121,280 607,0 728,70 242,350 363,420 0,420 0,210">
            <text:p/>
          </draw:polygon>
          <draw:polygon draw:style-name="gr8" draw:text-style-name="P5" draw:layer="layout" svg:width="0.726cm" svg:height="0.419cm" svg:x="7.171cm" svg:y="4.798cm" svg:viewBox="0 0 727 420" draw:points="484,70 363,0 727,0 727,210 606,140 121,420 0,350">
            <text:p/>
          </draw:polygon>
          <draw:path draw:style-name="gr9" draw:text-style-name="P6" draw:layer="layout" svg:width="2.667cm" svg:height="2.519cm" svg:x="5.716cm" svg:y="4.448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0" draw:text-style-name="P2" draw:layer="layout" svg:width="1.09cm" svg:height="0.979cm" svg:x="14.878cm" svg:y="10.979cm" svg:viewBox="0 0 1091 980" svg:d="M0 980c475 0 1091-280 1091-560s-18-420-364-420c0 300-727 579-727 980z">
            <text:p/>
          </draw:path>
          <draw:path draw:style-name="gr11" draw:text-style-name="P3" draw:layer="layout" svg:width="2.666cm" svg:height="1.68cm" svg:x="12.939cm" svg:y="10.349cm" svg:viewBox="0 0 2667 1681" svg:d="M2667 0c0 0 0 1121-1 840 2 491-575 841-1331 841s-1334-350-1335-841c1 1 0-350 0-840 0 490 606 840 1334 840s1333-350 1333-840z">
            <text:p/>
          </draw:path>
          <draw:path draw:style-name="gr12" draw:text-style-name="P4" draw:layer="layout" svg:width="2.665cm" svg:height="1.678cm" svg:x="12.938cm" svg:y="9.509cm" svg:viewBox="0 0 2666 1679" svg:d="M1333 0c756 0 1333 363 1333 839s-577 840-1333 840-1333-364-1333-840 577-839 1333-839z">
            <text:p/>
          </draw:path>
          <draw:polygon draw:style-name="gr13" draw:text-style-name="P5" draw:layer="layout" svg:width="0.727cm" svg:height="0.419cm" svg:x="14.393cm" svg:y="10.419cm" svg:viewBox="0 0 728 420" draw:points="364,0 243,70 728,350 606,420 121,140 0,210 0,0">
            <text:p/>
          </draw:polygon>
          <draw:polygon draw:style-name="gr14" draw:text-style-name="P5" draw:layer="layout" svg:width="0.726cm" svg:height="0.419cm" svg:x="13.423cm" svg:y="9.859cm" svg:viewBox="0 0 727 420" draw:points="606,280 727,210 727,420 363,420 484,350 0,70 121,0">
            <text:p/>
          </draw:polygon>
          <draw:polygon draw:style-name="gr15" draw:text-style-name="P5" draw:layer="layout" svg:width="0.727cm" svg:height="0.419cm" svg:x="13.423cm" svg:y="10.419cm" svg:viewBox="0 0 728 420" draw:points="121,280 607,0 728,70 242,350 363,420 0,420 0,210">
            <text:p/>
          </draw:polygon>
          <draw:polygon draw:style-name="gr16" draw:text-style-name="P5" draw:layer="layout" svg:width="0.726cm" svg:height="0.419cm" svg:x="14.393cm" svg:y="9.859cm" svg:viewBox="0 0 727 420" draw:points="484,70 363,0 727,0 727,210 606,140 121,420 0,350">
            <text:p/>
          </draw:polygon>
          <draw:path draw:style-name="gr17" draw:text-style-name="P6" draw:layer="layout" svg:width="2.667cm" svg:height="2.519cm" svg:x="12.938cm" svg:y="9.509cm" svg:viewBox="0 0 2668 2520" svg:d="M1333 0c756 0 1335 364 1335 840l-1 840c0 490-606 840-1333 840s-1334-350-1334-840c0 0 1-840 0-841 0-476 577-839 1333-839z">
            <text:p/>
          </draw:path>
        </draw:g>
        <draw:g xml:id="id1" draw:id="id1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8" draw:text-style-name="P2" draw:layer="layout" svg:width="0.996cm" svg:height="0.553cm" svg:x="2.67cm" svg:y="2.79cm" svg:viewBox="0 0 997 554" svg:d="M0 554c0 0 756-204 930-358 160-143-1-196-117-196 0 71-813 522-813 554z">
            <text:p/>
          </draw:path>
          <draw:g>
            <draw:polygon draw:style-name="gr19" draw:text-style-name="P7" draw:layer="layout" svg:width="1.971cm" svg:height="1.107cm" svg:x="1.55cm" svg:y="2.314cm" svg:viewBox="0 0 1972 1108" draw:points="797,1108 1972,448 1175,0 0,660">
              <text:p/>
            </draw:polygon>
            <draw:polygon draw:style-name="gr20" draw:text-style-name="P8" draw:layer="layout" svg:width="1.299cm" svg:height="0.73cm" svg:x="1.76cm" svg:y="2.432cm" svg:viewBox="0 0 1300 731" draw:points="1300,189 965,0 0,542 335,731">
              <text:p/>
            </draw:polygon>
            <draw:polygon draw:style-name="gr21" draw:text-style-name="P9" draw:layer="layout" svg:width="1.173cm" svg:height="1.696cm" svg:x="1.551cm" svg:y="1.278cm" svg:viewBox="0 0 1174 1697" draw:points="1174,1037 1174,0 0,660 0,1697">
              <text:p/>
            </draw:polygon>
            <draw:polygon draw:style-name="gr22" draw:text-style-name="P10" draw:layer="layout" svg:width="1.09cm" svg:height="1.484cm" svg:x="1.592cm" svg:y="1.348cm" svg:viewBox="0 0 1091 1485" draw:points="1091,872 1091,0 0,613 0,1485">
              <text:p/>
            </draw:polygon>
            <draw:polygon draw:style-name="gr23" draw:text-style-name="P7" draw:layer="layout" svg:width="1.216cm" svg:height="0.683cm" svg:x="1.508cm" svg:y="1.254cm" svg:viewBox="0 0 1217 684" draw:points="42,684 1217,24 1174,0 0,660">
              <text:p/>
            </draw:polygon>
            <draw:polygon draw:style-name="gr24" draw:text-style-name="P11" draw:layer="layout" svg:width="0.041cm" svg:height="1.059cm" svg:x="1.508cm" svg:y="1.914cm" svg:viewBox="0 0 42 1060" draw:points="42,1060 42,24 0,0 0,1037">
              <text:p/>
            </draw:polygon>
            <draw:polygon draw:style-name="gr25" draw:text-style-name="P11" draw:layer="layout" svg:width="0.796cm" svg:height="0.565cm" svg:x="1.551cm" svg:y="2.974cm" svg:viewBox="0 0 797 566" draw:points="797,566 797,448 0,0 0,118">
              <text:p/>
            </draw:polygon>
            <draw:line draw:style-name="gr26" draw:text-style-name="P12" draw:layer="layout" svg:x1="2.977cm" svg:y1="2.574cm" svg:x2="2.012cm" svg:y2="3.116cm">
              <text:p/>
            </draw:line>
            <draw:line draw:style-name="gr27" draw:text-style-name="P12" draw:layer="layout" svg:x1="2.893cm" svg:y1="2.527cm" svg:x2="1.928cm" svg:y2="3.069cm">
              <text:p/>
            </draw:line>
            <draw:line draw:style-name="gr28" draw:text-style-name="P12" draw:layer="layout" svg:x1="2.809cm" svg:y1="2.48cm" svg:x2="1.844cm" svg:y2="3.022cm">
              <text:p/>
            </draw:line>
            <draw:line draw:style-name="gr29" draw:text-style-name="P12" draw:layer="layout" svg:x1="1.97cm" svg:y1="2.951cm" svg:x2="1.886cm" svg:y2="2.904cm">
              <text:p/>
            </draw:line>
            <draw:line draw:style-name="gr30" draw:text-style-name="P12" draw:layer="layout" svg:x1="2.054cm" svg:y1="2.903cm" svg:x2="1.97cm" svg:y2="2.856cm">
              <text:p/>
            </draw:line>
            <draw:line draw:style-name="gr31" draw:text-style-name="P12" draw:layer="layout" svg:x1="2.138cm" svg:y1="2.856cm" svg:x2="2.054cm" svg:y2="2.809cm">
              <text:p/>
            </draw:line>
            <draw:line draw:style-name="gr32" draw:text-style-name="P12" draw:layer="layout" svg:x1="2.096cm" svg:y1="2.974cm" svg:x2="2.012cm" svg:y2="2.927cm">
              <text:p/>
            </draw:line>
            <draw:line draw:style-name="gr33" draw:text-style-name="P12" draw:layer="layout" svg:x1="2.179cm" svg:y1="2.927cm" svg:x2="2.095cm" svg:y2="2.88cm">
              <text:p/>
            </draw:line>
            <draw:line draw:style-name="gr34" draw:text-style-name="P12" draw:layer="layout" svg:x1="2.263cm" svg:y1="2.88cm" svg:x2="2.179cm" svg:y2="2.833cm">
              <text:p/>
            </draw:line>
            <draw:line draw:style-name="gr35" draw:text-style-name="P12" draw:layer="layout" svg:x1="2.222cm" svg:y1="2.809cm" svg:x2="2.138cm" svg:y2="2.762cm">
              <text:p/>
            </draw:line>
            <draw:line draw:style-name="gr36" draw:text-style-name="P12" draw:layer="layout" svg:x1="2.348cm" svg:y1="2.833cm" svg:x2="2.264cm" svg:y2="2.786cm">
              <text:p/>
            </draw:line>
            <draw:line draw:style-name="gr37" draw:text-style-name="P12" draw:layer="layout" svg:x1="2.305cm" svg:y1="2.762cm" svg:x2="2.221cm" svg:y2="2.715cm">
              <text:p/>
            </draw:line>
            <draw:line draw:style-name="gr38" draw:text-style-name="P12" draw:layer="layout" svg:x1="2.389cm" svg:y1="2.715cm" svg:x2="2.305cm" svg:y2="2.668cm">
              <text:p/>
            </draw:line>
            <draw:line draw:style-name="gr39" draw:text-style-name="P12" draw:layer="layout" svg:x1="2.473cm" svg:y1="2.668cm" svg:x2="2.389cm" svg:y2="2.621cm">
              <text:p/>
            </draw:line>
            <draw:line draw:style-name="gr40" draw:text-style-name="P12" draw:layer="layout" svg:x1="2.431cm" svg:y1="2.786cm" svg:x2="2.347cm" svg:y2="2.739cm">
              <text:p/>
            </draw:line>
            <draw:line draw:style-name="gr41" draw:text-style-name="P12" draw:layer="layout" svg:x1="2.515cm" svg:y1="2.739cm" svg:x2="2.431cm" svg:y2="2.692cm">
              <text:p/>
            </draw:line>
            <draw:line draw:style-name="gr42" draw:text-style-name="P12" draw:layer="layout" svg:x1="2.599cm" svg:y1="2.692cm" svg:x2="2.515cm" svg:y2="2.645cm">
              <text:p/>
            </draw:line>
            <draw:line draw:style-name="gr43" draw:text-style-name="P12" draw:layer="layout" svg:x1="2.557cm" svg:y1="2.621cm" svg:x2="2.473cm" svg:y2="2.574cm">
              <text:p/>
            </draw:line>
            <draw:line draw:style-name="gr44" draw:text-style-name="P12" draw:layer="layout" svg:x1="2.683cm" svg:y1="2.644cm" svg:x2="2.599cm" svg:y2="2.597cm">
              <text:p/>
            </draw:line>
            <draw:line draw:style-name="gr45" draw:text-style-name="P12" draw:layer="layout" svg:x1="2.641cm" svg:y1="2.574cm" svg:x2="2.557cm" svg:y2="2.527cm">
              <text:p/>
            </draw:line>
            <draw:line draw:style-name="gr46" draw:text-style-name="P12" draw:layer="layout" svg:x1="2.725cm" svg:y1="2.527cm" svg:x2="2.641cm" svg:y2="2.48cm">
              <text:p/>
            </draw:line>
            <draw:line draw:style-name="gr47" draw:text-style-name="P12" draw:layer="layout" svg:x1="2.767cm" svg:y1="2.597cm" svg:x2="2.683cm" svg:y2="2.55cm">
              <text:p/>
            </draw:line>
            <draw:line draw:style-name="gr48" draw:text-style-name="P12" draw:layer="layout" svg:x1="2.222cm" svg:y1="2.998cm" svg:x2="2.138cm" svg:y2="2.951cm">
              <text:p/>
            </draw:line>
            <draw:line draw:style-name="gr49" draw:text-style-name="P12" draw:layer="layout" svg:x1="2.305cm" svg:y1="2.951cm" svg:x2="2.221cm" svg:y2="2.904cm">
              <text:p/>
            </draw:line>
            <draw:line draw:style-name="gr50" draw:text-style-name="P12" draw:layer="layout" svg:x1="2.389cm" svg:y1="2.903cm" svg:x2="2.305cm" svg:y2="2.856cm">
              <text:p/>
            </draw:line>
            <draw:line draw:style-name="gr51" draw:text-style-name="P12" draw:layer="layout" svg:x1="2.431cm" svg:y1="2.974cm" svg:x2="2.347cm" svg:y2="2.927cm">
              <text:p/>
            </draw:line>
            <draw:line draw:style-name="gr52" draw:text-style-name="P12" draw:layer="layout" svg:x1="2.515cm" svg:y1="2.927cm" svg:x2="2.431cm" svg:y2="2.88cm">
              <text:p/>
            </draw:line>
            <draw:line draw:style-name="gr53" draw:text-style-name="P12" draw:layer="layout" svg:x1="2.473cm" svg:y1="2.856cm" svg:x2="2.389cm" svg:y2="2.809cm">
              <text:p/>
            </draw:line>
            <draw:line draw:style-name="gr54" draw:text-style-name="P12" draw:layer="layout" svg:x1="2.557cm" svg:y1="2.809cm" svg:x2="2.473cm" svg:y2="2.762cm">
              <text:p/>
            </draw:line>
            <draw:line draw:style-name="gr55" draw:text-style-name="P12" draw:layer="layout" svg:x1="2.641cm" svg:y1="2.762cm" svg:x2="2.557cm" svg:y2="2.715cm">
              <text:p/>
            </draw:line>
            <draw:line draw:style-name="gr56" draw:text-style-name="P12" draw:layer="layout" svg:x1="2.725cm" svg:y1="2.715cm" svg:x2="2.641cm" svg:y2="2.668cm">
              <text:p/>
            </draw:line>
            <draw:line draw:style-name="gr57" draw:text-style-name="P12" draw:layer="layout" svg:x1="2.851cm" svg:y1="2.739cm" svg:x2="2.767cm" svg:y2="2.692cm">
              <text:p/>
            </draw:line>
            <draw:line draw:style-name="gr58" draw:text-style-name="P12" draw:layer="layout" svg:x1="2.809cm" svg:y1="2.668cm" svg:x2="2.725cm" svg:y2="2.621cm">
              <text:p/>
            </draw:line>
            <draw:line draw:style-name="gr59" draw:text-style-name="P12" draw:layer="layout" svg:x1="2.935cm" svg:y1="2.692cm" svg:x2="2.851cm" svg:y2="2.645cm">
              <text:p/>
            </draw:line>
            <draw:line draw:style-name="gr60" draw:text-style-name="P12" draw:layer="layout" svg:x1="2.263cm" svg:y1="3.069cm" svg:x2="2.179cm" svg:y2="3.022cm">
              <text:p/>
            </draw:line>
            <draw:line draw:style-name="gr61" draw:text-style-name="P12" draw:layer="layout" svg:x1="2.348cm" svg:y1="3.021cm" svg:x2="2.264cm" svg:y2="2.974cm">
              <text:p/>
            </draw:line>
            <draw:polygon draw:style-name="gr62" draw:text-style-name="P9" draw:layer="layout" svg:width="1.173cm" svg:height="0.777cm" svg:x="2.347cm" svg:y="2.762cm" svg:viewBox="0 0 1174 778" draw:points="1174,118 1174,0 0,660 0,778">
              <text:p/>
            </draw:polygon>
            <draw:polygon draw:style-name="gr63" draw:text-style-name="P13" draw:layer="layout" svg:width="2.012cm" svg:height="2.285cm" svg:x="1.508cm" svg:y="1.254cm" svg:viewBox="0 0 2013 2286" draw:points="1174,0 0,660 0,1697 42,1720 42,1838 839,2286 2013,1626 2013,1508 1217,1060 1217,24">
              <text:p/>
            </draw:polygon>
            <draw:polygon draw:style-name="gr64" draw:text-style-name="P12" draw:layer="layout" svg:width="0.503cm" svg:height="0.282cm" svg:x="2.515cm" svg:y="2.833cm" svg:viewBox="0 0 504 283" draw:points="504,118 294,0 0,165 210,283">
              <text:p/>
            </draw:polygon>
            <draw:line draw:style-name="gr65" draw:text-style-name="P12" draw:layer="layout" svg:x1="2.012cm" svg:y1="3.021cm" svg:x2="1.928cm" svg:y2="2.974cm">
              <text:p/>
            </draw:line>
            <draw:line draw:style-name="gr66" draw:text-style-name="P12" draw:layer="layout" svg:x1="2.138cm" svg:y1="3.045cm" svg:x2="2.054cm" svg:y2="2.998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67" draw:text-style-name="P2" draw:layer="layout" svg:width="0.996cm" svg:height="0.553cm" svg:x="23.117cm" svg:y="17.395cm" svg:viewBox="0 0 997 554" svg:d="M0 554c0 0 756-204 930-358 160-143-1-196-117-196 0 71-813 522-813 554z">
            <text:p/>
          </draw:path>
          <draw:g>
            <draw:polygon draw:style-name="gr68" draw:text-style-name="P7" draw:layer="layout" svg:width="1.971cm" svg:height="1.107cm" svg:x="21.997cm" svg:y="16.919cm" svg:viewBox="0 0 1972 1108" draw:points="797,1108 1972,448 1175,0 0,660">
              <text:p/>
            </draw:polygon>
            <draw:polygon draw:style-name="gr69" draw:text-style-name="P8" draw:layer="layout" svg:width="1.299cm" svg:height="0.73cm" svg:x="22.207cm" svg:y="17.037cm" svg:viewBox="0 0 1300 731" draw:points="1300,189 965,0 0,542 335,731">
              <text:p/>
            </draw:polygon>
            <draw:polygon draw:style-name="gr70" draw:text-style-name="P9" draw:layer="layout" svg:width="1.173cm" svg:height="1.696cm" svg:x="21.998cm" svg:y="15.883cm" svg:viewBox="0 0 1174 1697" draw:points="1174,1037 1174,0 0,660 0,1697">
              <text:p/>
            </draw:polygon>
            <draw:polygon draw:style-name="gr71" draw:text-style-name="P10" draw:layer="layout" svg:width="1.09cm" svg:height="1.484cm" svg:x="22.039cm" svg:y="15.953cm" svg:viewBox="0 0 1091 1485" draw:points="1091,872 1091,0 0,613 0,1485">
              <text:p/>
            </draw:polygon>
            <draw:polygon draw:style-name="gr72" draw:text-style-name="P7" draw:layer="layout" svg:width="1.216cm" svg:height="0.683cm" svg:x="21.955cm" svg:y="15.859cm" svg:viewBox="0 0 1217 684" draw:points="42,684 1217,24 1174,0 0,660">
              <text:p/>
            </draw:polygon>
            <draw:polygon draw:style-name="gr73" draw:text-style-name="P11" draw:layer="layout" svg:width="0.041cm" svg:height="1.059cm" svg:x="21.955cm" svg:y="16.519cm" svg:viewBox="0 0 42 1060" draw:points="42,1060 42,24 0,0 0,1037">
              <text:p/>
            </draw:polygon>
            <draw:polygon draw:style-name="gr74" draw:text-style-name="P11" draw:layer="layout" svg:width="0.796cm" svg:height="0.565cm" svg:x="21.998cm" svg:y="17.579cm" svg:viewBox="0 0 797 566" draw:points="797,566 797,448 0,0 0,118">
              <text:p/>
            </draw:polygon>
            <draw:line draw:style-name="gr75" draw:text-style-name="P12" draw:layer="layout" svg:x1="23.424cm" svg:y1="17.179cm" svg:x2="22.459cm" svg:y2="17.721cm">
              <text:p/>
            </draw:line>
            <draw:line draw:style-name="gr76" draw:text-style-name="P12" draw:layer="layout" svg:x1="23.34cm" svg:y1="17.132cm" svg:x2="22.375cm" svg:y2="17.674cm">
              <text:p/>
            </draw:line>
            <draw:line draw:style-name="gr77" draw:text-style-name="P12" draw:layer="layout" svg:x1="23.256cm" svg:y1="17.085cm" svg:x2="22.291cm" svg:y2="17.627cm">
              <text:p/>
            </draw:line>
            <draw:line draw:style-name="gr78" draw:text-style-name="P12" draw:layer="layout" svg:x1="22.417cm" svg:y1="17.556cm" svg:x2="22.333cm" svg:y2="17.509cm">
              <text:p/>
            </draw:line>
            <draw:line draw:style-name="gr79" draw:text-style-name="P12" draw:layer="layout" svg:x1="22.501cm" svg:y1="17.508cm" svg:x2="22.417cm" svg:y2="17.461cm">
              <text:p/>
            </draw:line>
            <draw:line draw:style-name="gr80" draw:text-style-name="P12" draw:layer="layout" svg:x1="22.585cm" svg:y1="17.461cm" svg:x2="22.501cm" svg:y2="17.414cm">
              <text:p/>
            </draw:line>
            <draw:line draw:style-name="gr81" draw:text-style-name="P12" draw:layer="layout" svg:x1="22.543cm" svg:y1="17.579cm" svg:x2="22.459cm" svg:y2="17.532cm">
              <text:p/>
            </draw:line>
            <draw:line draw:style-name="gr82" draw:text-style-name="P12" draw:layer="layout" svg:x1="22.626cm" svg:y1="17.532cm" svg:x2="22.542cm" svg:y2="17.485cm">
              <text:p/>
            </draw:line>
            <draw:line draw:style-name="gr83" draw:text-style-name="P12" draw:layer="layout" svg:x1="22.71cm" svg:y1="17.485cm" svg:x2="22.626cm" svg:y2="17.438cm">
              <text:p/>
            </draw:line>
            <draw:line draw:style-name="gr84" draw:text-style-name="P12" draw:layer="layout" svg:x1="22.669cm" svg:y1="17.414cm" svg:x2="22.585cm" svg:y2="17.367cm">
              <text:p/>
            </draw:line>
            <draw:line draw:style-name="gr85" draw:text-style-name="P12" draw:layer="layout" svg:x1="22.795cm" svg:y1="17.438cm" svg:x2="22.711cm" svg:y2="17.391cm">
              <text:p/>
            </draw:line>
            <draw:line draw:style-name="gr86" draw:text-style-name="P12" draw:layer="layout" svg:x1="22.752cm" svg:y1="17.367cm" svg:x2="22.668cm" svg:y2="17.32cm">
              <text:p/>
            </draw:line>
            <draw:line draw:style-name="gr87" draw:text-style-name="P12" draw:layer="layout" svg:x1="22.836cm" svg:y1="17.32cm" svg:x2="22.752cm" svg:y2="17.273cm">
              <text:p/>
            </draw:line>
            <draw:line draw:style-name="gr88" draw:text-style-name="P12" draw:layer="layout" svg:x1="22.92cm" svg:y1="17.273cm" svg:x2="22.836cm" svg:y2="17.226cm">
              <text:p/>
            </draw:line>
            <draw:line draw:style-name="gr89" draw:text-style-name="P12" draw:layer="layout" svg:x1="22.878cm" svg:y1="17.391cm" svg:x2="22.794cm" svg:y2="17.344cm">
              <text:p/>
            </draw:line>
            <draw:line draw:style-name="gr90" draw:text-style-name="P12" draw:layer="layout" svg:x1="22.962cm" svg:y1="17.344cm" svg:x2="22.878cm" svg:y2="17.297cm">
              <text:p/>
            </draw:line>
            <draw:line draw:style-name="gr91" draw:text-style-name="P12" draw:layer="layout" svg:x1="23.046cm" svg:y1="17.297cm" svg:x2="22.962cm" svg:y2="17.25cm">
              <text:p/>
            </draw:line>
            <draw:line draw:style-name="gr92" draw:text-style-name="P12" draw:layer="layout" svg:x1="23.004cm" svg:y1="17.226cm" svg:x2="22.92cm" svg:y2="17.179cm">
              <text:p/>
            </draw:line>
            <draw:line draw:style-name="gr93" draw:text-style-name="P12" draw:layer="layout" svg:x1="23.13cm" svg:y1="17.249cm" svg:x2="23.046cm" svg:y2="17.202cm">
              <text:p/>
            </draw:line>
            <draw:line draw:style-name="gr94" draw:text-style-name="P12" draw:layer="layout" svg:x1="23.088cm" svg:y1="17.179cm" svg:x2="23.004cm" svg:y2="17.132cm">
              <text:p/>
            </draw:line>
            <draw:line draw:style-name="gr95" draw:text-style-name="P12" draw:layer="layout" svg:x1="23.172cm" svg:y1="17.132cm" svg:x2="23.088cm" svg:y2="17.085cm">
              <text:p/>
            </draw:line>
            <draw:line draw:style-name="gr96" draw:text-style-name="P12" draw:layer="layout" svg:x1="23.214cm" svg:y1="17.202cm" svg:x2="23.13cm" svg:y2="17.155cm">
              <text:p/>
            </draw:line>
            <draw:line draw:style-name="gr97" draw:text-style-name="P12" draw:layer="layout" svg:x1="22.669cm" svg:y1="17.603cm" svg:x2="22.585cm" svg:y2="17.556cm">
              <text:p/>
            </draw:line>
            <draw:line draw:style-name="gr98" draw:text-style-name="P12" draw:layer="layout" svg:x1="22.752cm" svg:y1="17.556cm" svg:x2="22.668cm" svg:y2="17.509cm">
              <text:p/>
            </draw:line>
            <draw:line draw:style-name="gr99" draw:text-style-name="P12" draw:layer="layout" svg:x1="22.836cm" svg:y1="17.508cm" svg:x2="22.752cm" svg:y2="17.461cm">
              <text:p/>
            </draw:line>
            <draw:line draw:style-name="gr100" draw:text-style-name="P12" draw:layer="layout" svg:x1="22.878cm" svg:y1="17.579cm" svg:x2="22.794cm" svg:y2="17.532cm">
              <text:p/>
            </draw:line>
            <draw:line draw:style-name="gr101" draw:text-style-name="P12" draw:layer="layout" svg:x1="22.962cm" svg:y1="17.532cm" svg:x2="22.878cm" svg:y2="17.485cm">
              <text:p/>
            </draw:line>
            <draw:line draw:style-name="gr102" draw:text-style-name="P12" draw:layer="layout" svg:x1="22.92cm" svg:y1="17.461cm" svg:x2="22.836cm" svg:y2="17.414cm">
              <text:p/>
            </draw:line>
            <draw:line draw:style-name="gr103" draw:text-style-name="P12" draw:layer="layout" svg:x1="23.004cm" svg:y1="17.414cm" svg:x2="22.92cm" svg:y2="17.367cm">
              <text:p/>
            </draw:line>
            <draw:line draw:style-name="gr104" draw:text-style-name="P12" draw:layer="layout" svg:x1="23.088cm" svg:y1="17.367cm" svg:x2="23.004cm" svg:y2="17.32cm">
              <text:p/>
            </draw:line>
            <draw:line draw:style-name="gr105" draw:text-style-name="P12" draw:layer="layout" svg:x1="23.172cm" svg:y1="17.32cm" svg:x2="23.088cm" svg:y2="17.273cm">
              <text:p/>
            </draw:line>
            <draw:line draw:style-name="gr106" draw:text-style-name="P12" draw:layer="layout" svg:x1="23.298cm" svg:y1="17.344cm" svg:x2="23.214cm" svg:y2="17.297cm">
              <text:p/>
            </draw:line>
            <draw:line draw:style-name="gr107" draw:text-style-name="P12" draw:layer="layout" svg:x1="23.256cm" svg:y1="17.273cm" svg:x2="23.172cm" svg:y2="17.226cm">
              <text:p/>
            </draw:line>
            <draw:line draw:style-name="gr108" draw:text-style-name="P12" draw:layer="layout" svg:x1="23.382cm" svg:y1="17.297cm" svg:x2="23.298cm" svg:y2="17.25cm">
              <text:p/>
            </draw:line>
            <draw:line draw:style-name="gr109" draw:text-style-name="P12" draw:layer="layout" svg:x1="22.71cm" svg:y1="17.674cm" svg:x2="22.626cm" svg:y2="17.627cm">
              <text:p/>
            </draw:line>
            <draw:line draw:style-name="gr110" draw:text-style-name="P12" draw:layer="layout" svg:x1="22.795cm" svg:y1="17.626cm" svg:x2="22.711cm" svg:y2="17.579cm">
              <text:p/>
            </draw:line>
            <draw:polygon draw:style-name="gr111" draw:text-style-name="P9" draw:layer="layout" svg:width="1.173cm" svg:height="0.777cm" svg:x="22.794cm" svg:y="17.367cm" svg:viewBox="0 0 1174 778" draw:points="1174,118 1174,0 0,660 0,778">
              <text:p/>
            </draw:polygon>
            <draw:polygon draw:style-name="gr112" draw:text-style-name="P13" draw:layer="layout" svg:width="2.012cm" svg:height="2.285cm" svg:x="21.955cm" svg:y="15.859cm" svg:viewBox="0 0 2013 2286" draw:points="1174,0 0,660 0,1697 42,1720 42,1838 839,2286 2013,1626 2013,1508 1217,1060 1217,24">
              <text:p/>
            </draw:polygon>
            <draw:polygon draw:style-name="gr113" draw:text-style-name="P12" draw:layer="layout" svg:width="0.503cm" svg:height="0.282cm" svg:x="22.962cm" svg:y="17.438cm" svg:viewBox="0 0 504 283" draw:points="504,118 294,0 0,165 210,283">
              <text:p/>
            </draw:polygon>
            <draw:line draw:style-name="gr114" draw:text-style-name="P12" draw:layer="layout" svg:x1="22.459cm" svg:y1="17.626cm" svg:x2="22.375cm" svg:y2="17.579cm">
              <text:p/>
            </draw:line>
            <draw:line draw:style-name="gr115" draw:text-style-name="P12" draw:layer="layout" svg:x1="22.585cm" svg:y1="17.65cm" svg:x2="22.501cm" svg:y2="17.603cm">
              <text:p/>
            </draw:line>
          </draw:g>
        </draw:g>
        <draw:connector draw:style-name="gr116" draw:text-style-name="P14" draw:layer="layout" draw:type="line" svg:x1="2.587cm" svg:y1="3.54cm" svg:x2="5.716cm" svg:y2="5.708cm" draw:start-shape="id1" draw:end-shape="id2" svg:d="M2587 3540l3129 2168" svg:viewBox="0 0 3130 2169">
          <text:p/>
        </draw:connector>
        <draw:connector draw:style-name="gr117" draw:text-style-name="P14" draw:layer="layout" draw:type="line" svg:x1="8.493cm" svg:y1="6.588cm" svg:x2="12.554cm" svg:y2="9.786cm" svg:d="M8493 6588l4061 3198" svg:viewBox="0 0 4062 3199">
          <text:p/>
        </draw:connector>
        <draw:frame draw:style-name="gr118" draw:text-style-name="P1" draw:layer="layout" svg:width="8.418cm" svg:height="1.048cm" svg:x="17.855cm" svg:y="18.621cm">
          <draw:text-box>
            <text:p>Defender: 192.168.2.1/32</text:p>
          </draw:text-box>
        </draw:frame>
        <draw:frame draw:style-name="gr119" draw:text-style-name="P1" draw:layer="layout" svg:width="5.628cm" svg:height="1.095cm" draw:transform="rotate (-0.680678408277789) translate (8.239cm 6.842cm)">
          <draw:text-box>
            <text:p>192.168.100.0/24</text:p>
          </draw:text-box>
        </draw:frame>
        <draw:frame draw:style-name="gr120" draw:text-style-name="P1" draw:layer="layout" svg:width="0.127cm" svg:height="1.187cm" svg:x="7.731cm" svg:y="13.065cm">
          <draw:text-box>
            <text:p/>
          </draw:text-box>
        </draw:frame>
        <draw:frame draw:style-name="gr121" draw:text-style-name="P1" draw:layer="layout" svg:width="5.757cm" svg:height="0.962cm" draw:transform="rotate (-0.680678408277789) translate (16.113cm 12.812cm)">
          <draw:text-box>
            <text:p>192.168.2.0/24</text:p>
          </draw:text-box>
        </draw:frame>
        <draw:line draw:style-name="gr122" draw:text-style-name="P15" draw:layer="layout" svg:x1="15.351cm" svg:y1="11.668cm" svg:x2="21.955cm" svg:y2="17.129cm">
          <text:p/>
        </draw:line>
        <draw:frame draw:style-name="gr123" draw:text-style-name="P1" draw:layer="layout" svg:width="7.62cm" svg:height="2.384cm" svg:x="7.985cm" svg:y="2.68cm">
          <draw:text-box>
            <text:p>A-router: <text:line-break/>enp0s8: 192.168.1.254</text:p>
            <text:p>enp0s9: 192.168.100.1</text:p>
          </draw:text-box>
        </draw:frame>
        <draw:frame draw:style-name="gr1" draw:text-style-name="P1" draw:layer="layout" svg:width="4.91cm" svg:height="0.962cm" draw:transform="rotate (-0.610865238198016) translate (1.877cm 3.375cm)">
          <draw:text-box>
            <text:p>192.168.1.0/24</text:p>
          </draw:text-box>
        </draw:frame>
        <draw:frame draw:style-name="gr123" draw:text-style-name="P1" draw:layer="layout" svg:width="7.62cm" svg:height="2.384cm" svg:x="13.573cm" svg:y="6.617cm">
          <draw:text-box>
            <text:p>D-router: <text:line-break/>enp0s9: 192.168.100.2</text:p>
            <text:p>enp0s8: 192.168.2.25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5:16:20.404467391</meta:creation-date>
    <dc:date>2020-04-03T11:34:51.635651891</dc:date>
    <meta:editing-duration>PT2H5M27S</meta:editing-duration>
    <meta:editing-cycles>31</meta:editing-cycles>
    <meta:generator>LibreOffice/5.1.6.2$Linux_X86_64 LibreOffice_project/10m0$Build-2</meta:generator>
    <meta:document-statistic meta:object-count="131"/>
  </office:meta>
</office:document-meta>
</file>